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 style:list-style-name="L6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8135568830366864388" text:style-name="L1">
        <text:list-item>
          <text:p text:style-name="P11">3:56.8</text:p>
        </text:list-item>
        <text:list-item>
          <text:p text:style-name="P11">3:53.8</text:p>
        </text:list-item>
        <text:list-item>
          <text:p text:style-name="P11">3:50.8</text:p>
        </text:list-item>
        <text:list-item>
          <text:p text:style-name="P11">3:47.8</text:p>
        </text:list-item>
        <text:list-item>
          <text:p text:style-name="P11">3:45.0</text:p>
        </text:list-item>
        <text:list-item>
          <text:p text:style-name="P11">3:42.2</text:p>
        </text:list-item>
        <text:list-item>
          <text:p text:style-name="P11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7519325648730257328" text:style-name="L2">
        <text:list-item>
          <text:p text:style-name="P15">2:00 <text:s text:c="2"/>(10:00/mi)</text:p>
        </text:list-item>
        <text:list-item>
          <text:p text:style-name="P15">1:58</text:p>
        </text:list-item>
        <text:list-item>
          <text:p text:style-name="P15">1:56</text:p>
        </text:list-item>
        <text:list-item>
          <text:p text:style-name="P15">1:51</text:p>
        </text:list-item>
        <text:list-item>
          <text:p text:style-name="P15">1:49.4</text:p>
        </text:list-item>
        <text:list-item>
          <text:p text:style-name="P15">1:51.4</text:p>
        </text:list-item>
        <text:list-item>
          <text:p text:style-name="P15">1:47.7</text:p>
        </text:list-item>
        <text:list-item>
          <text:p text:style-name="P15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7.8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6929209188741916853" text:style-name="L3">
        <text:list-item>
          <text:p text:style-name="P16">3:50.5</text:p>
        </text:list-item>
        <text:list-item>
          <text:p text:style-name="P16">3:50.4</text:p>
        </text:list-item>
        <text:list-item>
          <text:p text:style-name="P16">3:43.9</text:p>
        </text:list-item>
        <text:list-item>
          <text:p text:style-name="P16">3:44.2</text:p>
        </text:list-item>
        <text:list-item>
          <text:p text:style-name="P16">3:46.2</text:p>
        </text:list-item>
        <text:list-item>
          <text:p text:style-name="P16">3:45</text:p>
          <text:p text:style-name="P16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2310365965210789842" text:style-name="L4">
        <text:list-item>
          <text:p text:style-name="P17">4:47</text:p>
        </text:list-item>
        <text:list-item>
          <text:p text:style-name="P17">4:43</text:p>
        </text:list-item>
        <text:list-item>
          <text:p text:style-name="P17">4:45</text:p>
        </text:list-item>
        <text:list-item>
          <text:p text:style-name="P17">4:47</text:p>
        </text:list-item>
        <text:list-item>
          <text:p text:style-name="P17">4:36.6 </text:p>
          <text:p text:style-name="P17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3758105229592120537" text:style-name="L5">
        <text:list-item>
          <text:p text:style-name="P12">1:41</text:p>
        </text:list-item>
        <text:list-item>
          <text:p text:style-name="P12">1:44</text:p>
        </text:list-item>
        <text:list-item>
          <text:p text:style-name="P12">1:46</text:p>
        </text:list-item>
        <text:list-item>
          <text:p text:style-name="P12">1:45</text:p>
        </text:list-item>
        <text:list-item>
          <text:p text:style-name="P12">1:44</text:p>
        </text:list-item>
        <text:list-item>
          <text:p text:style-name="P12">1:47</text:p>
        </text:list-item>
        <text:list-item>
          <text:p text:style-name="P12">1:49</text:p>
        </text:list-item>
        <text:list-item>
          <text:p text:style-name="P12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past week </text:p>
      <text:p text:style-name="P6"><text:soft-page-break/>Sat 6/25/19: <text:span text:style-name="T2">6.5 miles</text:span></text:p>
      <text:p text:style-name="P6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6">Splits:</text:p>
      <text:list xml:id="list7292687401252475483" text:style-name="L6">
        <text:list-item>
          <text:p text:style-name="P13">7:21</text:p>
        </text:list-item>
        <text:list-item>
          <text:p text:style-name="P13">8:14</text:p>
        </text:list-item>
        <text:list-item>
          <text:p text:style-name="P13">8:03</text:p>
        </text:list-item>
        <text:list-item>
          <text:p text:style-name="P13">7:42</text:p>
        </text:list-item>
        <text:list-item>
          <text:p text:style-name="P13">8:16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25T14:59:21.87</dc:date>
    <dc:creator>James Lombardi</dc:creator>
    <meta:editing-duration>PT5H46M24S</meta:editing-duration>
    <meta:editing-cycles>50</meta:editing-cycles>
    <meta:document-statistic meta:table-count="0" meta:image-count="0" meta:object-count="0" meta:page-count="6" meta:paragraph-count="195" meta:word-count="1725" meta:character-count="8439"/>
  </office:meta>
</office:document-meta>
</file>